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04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T12" style:parent-style-name="DefaultParagraphFont" style:family="text">
      <style:text-properties style:font-name-complex="Times New Roma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/>
    </style:style>
    <style:style style:name="P18" style:parent-style-name="Standard" style:family="paragraph">
      <style:paragraph-properties fo:text-align="center"/>
      <style:text-properties fo:font-weight="bold" style:font-weight-asian="bold"/>
    </style:style>
    <style:style style:name="P19" style:parent-style-name="Standard" style:family="paragraph">
      <style:paragraph-properties fo:text-align="center"/>
      <style:text-properties fo:font-weight="bold" style:font-weight-asian="bold"/>
    </style:style>
    <style:style style:name="P20" style:parent-style-name="Standard" style:family="paragraph">
      <style:paragraph-properties fo:text-align="center"/>
      <style:text-properties fo:font-weight="bold" style:font-weight-asian="bold"/>
    </style:style>
    <style:style style:name="P21" style:parent-style-name="Standard" style:family="paragraph">
      <style:paragraph-properties fo:text-align="center"/>
      <style:text-properties fo:font-weight="bold" style:font-weight-asian="bold"/>
    </style:style>
    <style:style style:name="P22" style:parent-style-name="Standard" style:family="paragraph">
      <style:paragraph-properties fo:text-align="center"/>
      <style:text-properties fo:font-weight="bold" style:font-weight-asian="bold"/>
    </style:style>
    <style:style style:name="P23" style:parent-style-name="Standard" style:family="paragraph">
      <style:paragraph-properties fo:text-align="center" fo:margin-left="1.477in" fo:text-indent="0.4923in">
        <style:tab-stops/>
      </style:paragraph-properties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-complex="Times New Roman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/>
    </style:style>
    <style:style style:name="P52" style:parent-style-name="Standard" style:family="paragraph">
      <style:paragraph-properties fo:text-align="center"/>
      <style:text-properties fo:font-weight="bold" style:font-weight-asian="bold"/>
    </style:style>
    <style:style style:name="P53" style:parent-style-name="Standard" style:family="paragraph">
      <style:paragraph-properties fo:text-align="center"/>
      <style:text-properties fo:font-weight="bold" style:font-weight-asian="bold"/>
    </style:style>
    <style:style style:name="P54" style:parent-style-name="Standard" style:family="paragraph">
      <style:paragraph-properties fo:text-align="center"/>
      <style:text-properties fo:font-weight="bold" style:font-weight-asian="bold"/>
    </style:style>
    <style:style style:name="P55" style:parent-style-name="Standard" style:family="paragraph">
      <style:paragraph-properties fo:text-align="center"/>
      <style:text-properties fo:font-weight="bold" style:font-weight-asian="bold"/>
    </style:style>
    <style:style style:name="P56" style:parent-style-name="Standard" style:family="paragraph">
      <style:paragraph-properties fo:text-align="center"/>
      <style:text-properties fo:font-weight="bold" style:font-weight-asian="bold"/>
    </style:style>
    <style:style style:name="P57" style:parent-style-name="Standard" style:family="paragraph">
      <style:paragraph-properties fo:text-align="center"/>
      <style:text-properties fo:font-weight="bold" style:font-weight-asian="bold"/>
    </style:style>
    <style:style style:name="T58" style:parent-style-name="DefaultParagraphFont" style:family="text">
      <style:text-properties style:font-name-complex="Times New Roman"/>
    </style:style>
    <style:style style:name="P59" style:parent-style-name="Standard" style:family="paragraph">
      <style:paragraph-properties fo:text-align="center"/>
      <style:text-properties fo:font-weight="bold" style:font-weight-asian="bold"/>
    </style:style>
    <style:style style:name="P60" style:parent-style-name="Standard" style:family="paragraph">
      <style:paragraph-properties fo:text-align="center" fo:margin-left="0.9847in" fo:text-indent="0.4923in">
        <style:tab-stops/>
      </style:paragraph-properties>
    </style:style>
    <style:style style:name="T61" style:parent-style-name="DefaultParagraphFont" style:family="text">
      <style:text-properties style:font-name-complex="Times New Roman"/>
    </style:style>
    <style:style style:name="P62" style:parent-style-name="Standard" style:family="paragraph">
      <style:paragraph-properties fo:text-align="center"/>
      <style:text-properties fo:font-weight="bold" style:font-weight-asian="bold"/>
    </style:style>
    <style:style style:name="P63" style:parent-style-name="Standard" style:family="paragraph">
      <style:paragraph-properties fo:text-align="center"/>
      <style:text-properties fo:font-weight="bold" style:font-weight-asian="bold"/>
    </style:style>
    <style:style style:name="P64" style:parent-style-name="Standard" style:family="paragraph">
      <style:paragraph-properties fo:text-align="center"/>
      <style:text-properties fo:font-weight="bold" style:font-weight-asian="bold"/>
    </style:style>
    <style:style style:name="P65" style:parent-style-name="Standard" style:family="paragraph">
      <style:paragraph-properties fo:text-align="center"/>
      <style:text-properties fo:font-weight="bold" style:font-weight-asian="bold"/>
    </style:style>
    <style:style style:name="P66" style:parent-style-name="Standard" style:family="paragraph">
      <style:paragraph-properties fo:text-align="center" fo:margin-left="0.9847in" fo:text-indent="0.4923in">
        <style:tab-stops/>
      </style:paragraph-properties>
    </style:style>
    <style:style style:name="P67" style:parent-style-name="Standard" style:family="paragraph">
      <style:paragraph-properties fo:text-align="center"/>
    </style:style>
    <style:style style:name="T68" style:parent-style-name="DefaultParagraphFont" style:family="text">
      <style:text-properties style:font-name-complex="Times New Roman"/>
    </style:style>
    <style:style style:name="P69" style:parent-style-name="Standard" style:family="paragraph">
      <style:text-properties fo:font-weight="bold" style:font-weight-asian="bold"/>
    </style:style>
    <style:style style:name="P70" style:parent-style-name="Standard" style:family="paragraph">
      <style:paragraph-properties fo:text-align="center"/>
      <style:text-properties fo:font-weight="bold" style:font-weight-asian="bold"/>
    </style:style>
    <style:style style:name="P71" style:parent-style-name="Standard" style:family="paragraph">
      <style:paragraph-properties fo:text-align="center"/>
      <style:text-properties fo:font-weight="bold" style:font-weight-asian="bold"/>
    </style:style>
    <style:style style:name="T72" style:parent-style-name="DefaultParagraphFont" style:family="text">
      <style:text-properties style:font-name-complex="Times New Roman"/>
    </style:style>
    <style:style style:name="P73" style:parent-style-name="Standard" style:family="paragraph">
      <style:paragraph-properties fo:text-align="center"/>
      <style:text-properties fo:font-weight="bold" style:font-weight-asian="bold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  <style:text-properties fo:font-weight="bold" style:font-weight-asian="bold"/>
    </style:style>
    <style:style style:name="P76" style:parent-style-name="Standard" style:family="paragraph">
      <style:paragraph-properties fo:text-align="center"/>
      <style:text-properties fo:font-weight="bold" style:font-weight-asian="bold"/>
    </style:style>
    <style:style style:name="P77" style:parent-style-name="Standard" style:family="paragraph">
      <style:paragraph-properties fo:text-align="center"/>
      <style:text-properties fo:font-weight="bold" style:font-weight-asian="bold"/>
    </style:style>
    <style:style style:name="P78" style:parent-style-name="Standard" style:family="paragraph">
      <style:paragraph-properties fo:text-align="center"/>
      <style:text-properties fo:font-weight="bold" style:font-weight-asian="bold"/>
    </style:style>
    <style:style style:name="P79" style:parent-style-name="Standard" style:family="paragraph">
      <style:paragraph-properties fo:text-align="center"/>
      <style:text-properties fo:font-weight="bold" style:font-weight-asian="bold"/>
    </style:style>
    <style:style style:name="P80" style:parent-style-name="Standard" style:family="paragraph">
      <style:paragraph-properties fo:text-align="center"/>
      <style:text-properties fo:font-weight="bold" style:font-weight-asian="bold"/>
    </style:style>
    <style:style style:name="P81" style:parent-style-name="Standard" style:family="paragraph">
      <style:paragraph-properties fo:text-align="center"/>
      <style:text-properties fo:font-weight="bold" style:font-weight-asian="bold"/>
    </style:style>
    <style:style style:name="P82" style:parent-style-name="Standard" style:family="paragraph">
      <style:paragraph-properties fo:text-align="center"/>
      <style:text-properties fo:font-weight="bold" style:font-weight-asian="bold"/>
    </style:style>
    <style:style style:name="T83" style:parent-style-name="DefaultParagraphFont" style:family="text">
      <style:text-properties style:font-name-complex="Times New Roman"/>
    </style:style>
    <style:style style:name="T84" style:parent-style-name="DefaultParagraphFont" style:family="text">
      <style:text-properties style:font-name-complex="Times New Roman"/>
    </style:style>
    <style:style style:name="P85" style:parent-style-name="Standard" style:family="paragraph">
      <style:text-properties fo:font-weight="bold" style:font-weight-asian="bold"/>
    </style:style>
    <style:style style:name="P86" style:parent-style-name="Standard" style:family="paragraph">
      <style:paragraph-properties fo:text-align="center"/>
      <style:text-properties fo:font-weight="bold" style:font-weight-asian="bold"/>
    </style:style>
    <style:style style:name="P87" style:parent-style-name="Standard" style:family="paragraph">
      <style:paragraph-properties fo:text-align="center"/>
      <style:text-properties fo:font-weight="bold" style:font-weight-asian="bold"/>
    </style:style>
    <style:style style:name="P88" style:parent-style-name="Standard" style:family="paragraph">
      <style:paragraph-properties fo:text-align="center"/>
      <style:text-properties fo:font-weight="bold" style:font-weight-asian="bold"/>
    </style:style>
    <style:style style:name="T89" style:parent-style-name="DefaultParagraphFont" style:family="text">
      <style:text-properties style:font-name-complex="Times New Roman"/>
    </style:style>
    <style:style style:name="T90" style:parent-style-name="DefaultParagraphFont" style:family="text">
      <style:text-properties style:font-name-complex="Times New Roman"/>
    </style:style>
    <style:style style:name="P91" style:parent-style-name="Standard" style:family="paragraph">
      <style:text-properties style:font-name-complex="Times New Roman"/>
    </style:style>
    <style:style style:name="P92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93" style:parent-style-name="Standard" style:family="paragraph">
      <style:paragraph-properties fo:text-align="center"/>
      <style:text-properties style:font-name-complex="Times New Roman" fo:font-weight="bold" style:font-weight-asian="bold"/>
    </style:style>
    <style:style style:name="P94" style:parent-style-name="Standard" style:family="paragraph">
      <style:text-properties style:font-name-complex="Times New Roman"/>
    </style:style>
    <style:style style:name="P95" style:parent-style-name="Standard" style:family="paragraph">
      <style:text-properties style:font-name-complex="Times New Roman"/>
    </style:style>
    <style:style style:name="P96" style:parent-style-name="Standard" style:family="paragraph">
      <style:text-properties style:font-name-complex="Times New Roman"/>
    </style:style>
    <style:style style:name="P97" style:parent-style-name="Standard" style:family="paragraph">
      <style:text-properties style:font-name-complex="Times New Roman"/>
    </style:style>
    <style:style style:name="P98" style:parent-style-name="Standard" style:family="paragraph">
      <style:text-properties style:font-name-complex="Times New Roman"/>
    </style:style>
    <style:style style:name="T99" style:parent-style-name="DefaultParagraphFont" style:family="text">
      <style:text-properties style:font-name-complex="Times New Roman"/>
    </style:style>
    <style:style style:name="T100" style:parent-style-name="DefaultParagraphFont" style:family="text">
      <style:text-properties style:font-name-complex="Times New Roman"/>
    </style:style>
    <style:style style:name="T101" style:parent-style-name="DefaultParagraphFont" style:family="text">
      <style:text-properties style:font-name-complex="Times New Roman"/>
    </style:style>
  </office:automatic-styles>
  <office:body>
    <office:text text:use-soft-page-breaks="true">
      <text:p text:style-name="P1">Baked Almond Chicken Casserole</text:p>
      <text:p text:style-name="P4"/>
      <text:p text:style-name="Standard">3 cups chopped cooked chicken<text:tab/><text:tab/><text:tab/>1 ½ cups celery slices</text:p>
      <text:p text:style-name="Standard">1 cup Miracle Whip Salad Dressing<text:tab/>or<text:tab/><text:tab/>½ cup slivered almonds, toasted</text:p>
      <text:p text:style-name="Standard"><text:tab/>Mayonnaise<text:tab/><text:tab/><text:tab/><text:tab/><text:tab/>1 teaspoon<text:s/>salt</text:p>
      <text:p text:style-name="Standard">1 cup (4-oz.) finely-chopped Swiss<text:s/><text:tab/><text:tab/><text:tab/>¼ cup chopped onion</text:p>
      <text:p text:style-name="Standard"><text:tab/>cheese slices<text:tab/><text:tab/><text:tab/><text:tab/><text:tab/>2 tablespoons chopped pimento</text:p>
      <text:p text:style-name="Standard">Dash of pepper<text:tab/><text:tab/><text:tab/><text:tab/><text:tab/>1 tomato, cut in wedges</text:p>
      <text:p text:style-name="Standard"/>
      <text:p text:style-name="Standard">Heat oven 350º. <text:s/>Combine chicken, celery, salad dressing (or mayo), ¼ cup almonds, cheese, onion, pimento and seasonings. <text:s/>Mix lightly. <text:s/>Place in 10x6" baking dish. <text:s/>Sprinkle with remaining almonds. <text:s/>Bake at 350º for 25 minutes. <text:s/>Top with tomato wedges; continue baking 5 minutes. <text:s/>4-6 servings.</text:p>
      <text:p text:style-name="Standard"/>
      <text:p text:style-name="P5">Breakfast Casserole</text:p>
      <text:p text:style-name="Standard"/>
      <text:p text:style-name="Standard">6 eggs, beaten<text:tab/><text:tab/><text:tab/><text:tab/><text:tab/><text:tab/>1 cup milk</text:p>
      <text:p text:style-name="Standard">2 slices bread, torn into pieces<text:tab/><text:tab/><text:tab/>1cup shredded cheddar cheese</text:p>
      <text:p text:style-name="Standard">1 lb. Ground sausage, cooked and drained or<text:tab/>1 teaspoon salt</text:p>
      <text:p text:style-name="Standard"><text:tab/>1 lb. Ham slices, cut into small pieces<text:tab/>1 teaspoon dry mustard</text:p>
      <text:p text:style-name="Standard"/>
      <text:p text:style-name="Standard">Mix all ingredients; pour into well-buttered casserole dish. <text:s/>Cover and refrigerate overnight. <text:s/>Bake in 350º oven about 50 minutes.</text:p>
      <text:p text:style-name="Standard"/>
      <text:p text:style-name="P6">Corn and Sausage Casserole</text:p>
      <text:p text:style-name="Standard"/>
      <text:p text:style-name="Standard">4 eggs, beaten<text:tab/><text:tab/><text:tab/><text:tab/><text:tab/><text:tab/>1 (17-oz) can cream-style corn</text:p>
      <text:p text:style-name="Standard">1 teaspoon salt<text:tab/><text:tab/><text:tab/><text:tab/><text:tab/>¼ teaspoon pepper</text:p>
      <text:p text:style-name="Standard">1 cup bread crumbs<text:tab/><text:tab/><text:tab/><text:tab/><text:tab/>1 pound sausage, uncooked and crumbled</text:p>
      <text:p text:style-name="Standard">½ cup cracker<text:s/>crumbs</text:p>
      <text:p text:style-name="Standard"/>
      <text:p text:style-name="Standard">Combine all ingredients except cracker crumbs, mixing well. <text:s/>Spoon into a lightly greased 10x6x1-3/4" baking pan. <text:s/>Sprinkle with cracker crumbs. <text:s/>Bake at350º for 50 minutes or until done. <text:s/>Six servings.</text:p>
      <text:p text:style-name="Standard"/>
      <text:p text:style-name="P7">Corn Bread Dressing</text:p>
      <text:p text:style-name="P8"/>
      <text:p text:style-name="Standard">2 cups chopped onions<text:tab/><text:tab/><text:tab/><text:tab/>3 cups chopped celery</text:p>
      <text:p text:style-name="Standard">Butter<text:tab/><text:tab/><text:tab/><text:tab/><text:tab/><text:tab/><text:tab/>6 cups cornbread, crumbled*</text:p>
      <text:p text:style-name="Standard">3 cups stale or toasted white bread, crumbled**<text:tab/>2 tablespoons poultry seasoning</text:p>
      <text:p text:style-name="Standard">1 teaspoon celery seed<text:tab/><text:tab/><text:tab/><text:tab/>1 teaspoon sage</text:p>
      <text:p text:style-name="Standard">1 teaspoon salt<text:tab/><text:tab/><text:tab/><text:tab/><text:tab/>3 eggs, well-beaten</text:p>
      <text:p text:style-name="Standard">2-3 cups chicken broth, enough to moisten<text:tab/><text:tab/>Black Pepper, generous amount<text:s/></text:p>
      <text:p text:style-name="Standard"/>
      <text:p text:style-name="Standard">Sauté onion in butter until tender, but not brown. <text:s/>Repeat for celery. <text:s/>Heat chicken broth. <text:s/>Combine all other ingredients; then add warm stock and mix well. <text:s/>Place in greased casserole dish and bake at 350º for 40 minutes or until nicely browned.</text:p>
      <text:p text:style-name="Standard">LOU: <text:s/>I don’t use sage, and I use lots of black pepper. <text:s/>I use more broth to get a soupier dressing. <text:s/></text:p>
      <text:p text:style-name="Standard">*I bake one recipe of cornbread (Martha White Cornmeal) baked in cast iron skillet.</text:p>
      <text:p text:style-name="Standard">**I use 15 slices of white bread that is several days old.</text:p>
      <text:p text:style-name="Standard"/>
      <text:p text:style-name="P9">Frito Chili Pie</text:p>
      <text:p text:style-name="P10"><text:tab/><text:tab/><text:tab/>Marsha McGehee</text:p>
      <text:p text:style-name="Standard"/>
      <text:p text:style-name="Standard">Chili<text:tab/><text:tab/><text:tab/><text:tab/><text:tab/><text:tab/><text:tab/>Fritos</text:p>
      <text:p text:style-name="Standard">Onion<text:tab/><text:tab/><text:tab/><text:tab/><text:tab/><text:tab/><text:tab/>Cheddar Cheese</text:p>
      <text:p text:style-name="Standard"/>
      <text:p text:style-name="Standard">Make your favorite recipe of chili or use canned chili. In greased casserole dish, layer Fritos, chili, onion and cheddar cheese; repeat layers;<text:s/>bake at 350º for 30 minutes.</text:p>
      <text:p text:style-name="Standard"/>
      <text:p text:style-name="P11">Pineapple Casserole</text:p>
      <text:p text:style-name="Standard"/>
      <text:p text:style-name="Standard">1 (20-oz.) can sweetened crushed pineapple,<text:tab/>5 tablespoons flour</text:p>
      <text:p text:style-name="Standard"><text:tab/>Undrained (or use tidbits)<text:tab/><text:tab/><text:tab/>½ cup sugar</text:p>
      <text:p text:style-name="Standard">1 cup grated cheddar cheese<text:tab/><text:tab/><text:tab/><text:tab/>¾ tube Ritz or Townhouse crackers, crushed</text:p>
      <text:p text:style-name="Standard">1 stick melted butter</text:p>
      <text:p text:style-name="Standard"/>
      <text:p text:style-name="Standard">Butter (or spray) bottom of casserole dish. Layer the can of pineapple with juice; flour, sugar and cheese – in that order. <text:s/>Add crushed crackers with butter and sprinkle over casserole. <text:s/>Bake at 350<text:span text:style-name="T12">° for 20 minutes or until bubbly.</text:span></text:p>
      <text:p text:style-name="Standard"/>
      <text:p text:style-name="P13">Hot Pineapple Casserole</text:p>
      <text:p text:style-name="P14"><text:tab/><text:tab/><text:tab/>Eliza Bowden</text:p>
      <text:p text:style-name="Standard"/>
      <text:p text:style-name="Standard">1 (20-oz.) can pineapple (not drained)<text:tab/><text:tab/>3 eggs, well-beaten</text:p>
      <text:p text:style-name="Standard">½ cup sugar<text:tab/><text:tab/><text:tab/><text:tab/><text:tab/><text:tab/>2 tablespoons flour</text:p>
      <text:p text:style-name="Standard">½ teaspoon salt<text:tab/><text:tab/><text:tab/><text:tab/><text:tab/>4 slices bread, cut in cubes</text:p>
      <text:p text:style-name="Standard">2/3 stick butter, melted</text:p>
      <text:p text:style-name="Standard"/>
      <text:p text:style-name="Standard">Combine pineapple and eggs. <text:s/>Combine sugar, flour and salt. <text:s/>Mix<text:s/>with pineapple. <text:s/>Put in 1-quart greased casserole. <text:s/>Melt butter and toss bread cubes with butter. <text:s/>Top casserole with bread cubes and bake at 350º for 30-40 minutes until casserole bubbles and bread cubes begin to brown.</text:p>
      <text:p text:style-name="P15"/>
      <text:p text:style-name="P16">Macaroni and Cheese #1</text:p>
      <text:p text:style-name="Standard"/>
      <text:p text:style-name="Standard">2 cups macaroni<text:tab/><text:tab/><text:tab/><text:tab/><text:tab/>1 tablespoon butter</text:p>
      <text:p text:style-name="Standard">1 tablespoon flour<text:tab/><text:tab/><text:tab/><text:tab/><text:tab/>¾ teaspoon salt</text:p>
      <text:p text:style-name="Standard">2 cups milk<text:tab/><text:tab/><text:tab/><text:tab/><text:tab/><text:tab/>1 ½ cups grated cheddar cheese</text:p>
      <text:p text:style-name="Standard">¼ teaspoon paprika</text:p>
      <text:p text:style-name="Standard"/>
      <text:p text:style-name="Standard">Melt butter; blend in flour and salt; add milk and cook, stirring constantly until thickened. <text:s/>Add cheese and stir<text:s/>until melted. <text:s/>Cook macaroni according to directions. <text:s/>Combine macaroni and cheese sauce in greased casserole. <text:s/>Sprinkle with paprika. <text:s/>Bake at 375º for 25 minutes. <text:s/>6 servings.</text:p>
      <text:p text:style-name="Standard"/>
      <text:p text:style-name="P17"/>
      <text:p text:style-name="P18"/>
      <text:p text:style-name="P19"/>
      <text:p text:style-name="P20"/>
      <text:p text:style-name="P21"/>
      <text:p text:style-name="P22">Macaroni and Cheese #2</text:p>
      <text:p text:style-name="P23">Ken McKinney</text:p>
      <text:p text:style-name="P24"/>
      <text:p text:style-name="Standard">2 cups cooked elbow macaroni<text:tab/><text:tab/><text:tab/>3 tablespoons butter</text:p>
      <text:p text:style-name="Standard">3 eggs<text:tab/><text:tab/><text:tab/><text:tab/><text:tab/><text:tab/><text:tab/>3 cups milk</text:p>
      <text:p text:style-name="Standard">8 saltine crackers<text:tab/><text:tab/><text:tab/><text:tab/><text:tab/>8-oz. (1 cup) extra sharp Cheddar cheese, shredded</text:p>
      <text:p text:style-name="Standard">Butter a 1 ½ quart casserole dish. <text:s/>Place one cup macaroni in bottom of dish. <text:s/>Scatter ½ of cheese over macaroni. <text:s/>Crumble 4 saltine crackers over all. <text:s/>Dot with half of the butter. <text:s/>Repeat layering of ingredients ending with crumbled crackers. <text:s/>Beat eggs with milk and pour over all. <text:s/>Bake at 350<text:span text:style-name="T25">°</text:span><text:s/>until puffy, about 40 minutes. <text:s/>Serves 4.</text:p>
      <text:p text:style-name="P26"/>
      <text:p text:style-name="P27">Rice Creole Dish</text:p>
      <text:p text:style-name="P28"><text:span text:style-name="T29"><text:tab/></text:span><text:span text:style-name="T30"><text:tab/></text:span><text:span text:style-name="T31"><text:tab/></text:span><text:span text:style-name="T32"><text:tab/></text:span><text:span text:style-name="T33">Toni Tennille</text:span></text:p>
      <text:p text:style-name="P34"/>
      <text:p text:style-name="Standard">Olive oil<text:tab/><text:tab/><text:tab/><text:tab/><text:tab/><text:tab/>2 onions, chopped</text:p>
      <text:p text:style-name="Standard">1 bell pepper, chopped<text:tab/><text:tab/><text:tab/><text:tab/>3-4 sticks celery, chopped</text:p>
      <text:p text:style-name="Standard">3 cups ripe tomatoes, chopped<text:tab/><text:tab/><text:tab/>1 cup brown rice</text:p>
      <text:p text:style-name="Standard">Juice of<text:s/>½ lemon<text:tab/><text:tab/><text:tab/><text:tab/><text:tab/>2 tablespoons sweet basil</text:p>
      <text:p text:style-name="Standard">Cayenne pepper, to taste<text:tab/><text:tab/><text:tab/><text:tab/>Salt, to taste</text:p>
      <text:p text:style-name="Standard">Cheddar cheese</text:p>
      <text:p text:style-name="Standard"/>
      <text:p text:style-name="Standard">Sauté onions in olive oil until<text:s/>golden brown. <text:s/>Add bell pepper and celery. <text:s/>Sauté briefly. <text:s/>Add tomatoes. <text:s/>Cover and simmer until tomatoes become liquefied. <text:s/>Add 1 cup washed brown rice, lemon juice, basil and pepper and salt. <text:s/>Bring to boil, then lower heat, cover and simmer 45 minutes.<text:s text:c="2"/>Add shredded mild cheddar cheese. <text:s/>Place under broiler to brown cheese, or replace lid and let cheese melt through. <text:s/></text:p>
      <text:p text:style-name="P35"/>
      <text:p text:style-name="P36">Rice with Green Chilies and Sour Cream</text:p>
      <text:p text:style-name="P37"/>
      <text:p text:style-name="Standard">¾ cup raw rice*<text:tab/><text:tab/><text:tab/><text:tab/><text:tab/>2 cups sour cream</text:p>
      <text:p text:style-name="Standard">1 lb. Jack cheese<text:tab/><text:tab/><text:tab/><text:tab/><text:tab/>1 (6-oz.) can peeled green chili<text:s/>peppers</text:p>
      <text:p text:style-name="Standard">Butter<text:tab/><text:tab/><text:tab/><text:tab/><text:tab/><text:tab/><text:tab/>Salt</text:p>
      <text:p text:style-name="Standard">½ cup grated cheese</text:p>
      <text:p text:style-name="Standard"/>
      <text:p text:style-name="Standard">Cook rice as usual. <text:s/>Combine with sour cream. <text:s/>Season to taste with salt. <text:s/>Arrange ½ in casserole. <text:s/>Place pieces of cheese (or grated) on top with layer of green chilies on top of this. <text:s/>Top with rice; dot with butter and top with cheese. <text:s/>Heat 30 minutes at 350º. <text:s/>This can be frozen or refrigerated the day before. <text:s/>Can substitute ½ Swiss and ½ Cheddar cheese. <text:s/>1 cup of raw rice can be used instead of ¾ cup.</text:p>
      <text:p text:style-name="Standard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Seafood Casserole</text:p>
      <text:p text:style-name="Standard"/>
      <text:p text:style-name="Standard">1 ½ cups cooked shrimp<text:tab/><text:tab/><text:tab/><text:tab/>¾ cup chopped green pepper</text:p>
      <text:p text:style-name="Standard">1 cup thinly sliced celery<text:tab/><text:tab/><text:tab/><text:tab/>1 tablespoon Worcestershire Sauce</text:p>
      <text:p text:style-name="Standard">1 can cream of mushroom soup<text:tab/><text:tab/><text:tab/>1 ½ cups crab meat</text:p>
      <text:p text:style-name="Standard">¼ cup chopped onion<text:tab/><text:tab/><text:tab/><text:tab/><text:tab/>3-4 slices of bread</text:p>
      <text:p text:style-name="Standard">1 tablespoon lemon juice<text:tab/><text:tab/><text:tab/><text:tab/>1 cup mayonnaise</text:p>
      <text:p text:style-name="Standard"/>
      <text:p text:style-name="Standard">Tear bread slices into<text:s/>small pieces. <text:s/>Mix all ingredients in large bowl; pour into greased baking dish. <text:s/>Bake at 350º for 30-40 minutes. <text:s/>This freezes beautifully.</text:p>
      <text:p text:style-name="P48"/>
      <text:p text:style-name="P49">Smoked Sausage with Cabbage, Sweet Potatoes and Apples</text:p>
      <text:p text:style-name="Standard"/>
      <text:p text:style-name="Standard">1 to 1 ½ pounds Smoked Sausage, cut<text:s/><text:tab/><text:tab/>1 (13 ¾ oz.) can<text:s/>chicken broth</text:p>
      <text:p text:style-name="Standard"><text:tab/>into ½" slices<text:tab/><text:tab/><text:tab/><text:tab/><text:tab/>1 tablespoon prepared mustard</text:p>
      <text:p text:style-name="Standard">1 teaspoon mustard seeds, optional<text:tab/><text:tab/><text:tab/>1 pound sweet potatoes, peeled and cut</text:p>
      <text:p text:style-name="Standard">2/3 cup onion, coarsely chopped<text:tab/><text:tab/><text:tab/><text:tab/>into ½" chunks</text:p>
      <text:p text:style-name="Standard">1 ¼ pounds green cabbage, shredded<text:s/><text:tab/><text:tab/>1 large Golden Delicious or other firm</text:p>
      <text:p text:style-name="Standard"><text:tab/>coarse (6 packed cups)<text:tab/><text:tab/><text:tab/><text:tab/>apple, quartered, cored and cut into</text:p>
      <text:p text:style-name="Standard"><text:tab/><text:tab/><text:tab/><text:tab/><text:tab/><text:tab/><text:tab/><text:tab/>½" pieces</text:p>
      <text:p text:style-name="Standard"/>
      <text:p text:style-name="Standard">Stir chicken broth and mustard in deep 12" skillet. <text:s/>Add mustard seeds (optional) and bring to boil. <text:s/>Add sweet potatoes and onions. <text:s/>Reduce heat to medium, cover<text:s/>and cook about 5 minutes, until potatoes are almost tender, stirring occasionally. <text:s/>Add smoked sausage and cabbage. <text:s/>Cover and cook about 15 minutes longer, stirring once or twice, until potatoes are tender and cabbage is crisp-tender. Stir in apple. <text:s/>Cover and simmer additional 3 minutes until apple is crisp-tender. <text:s/>4 servings.</text:p>
      <text:p text:style-name="Standard"/>
      <text:p text:style-name="P50">Spicy Beef Casserole</text:p>
      <text:p text:style-name="Standard"/>
      <text:p text:style-name="Standard">1 ½ pounds lean ground beef<text:tab/><text:tab/><text:tab/><text:tab/>1 cup chopped onion</text:p>
      <text:p text:style-name="Standard">1 clove garlic, crushed<text:tab/><text:tab/><text:tab/><text:tab/>1 can (16-oz.) stewed tomatoes</text:p>
      <text:p text:style-name="Standard">1 jar (8-oz.) mild taco sauce<text:tab/><text:tab/><text:tab/><text:tab/>1 can (4-oz.) chopped green chilies, drained</text:p>
      <text:p text:style-name="Standard">5 teaspoons beef flavor bouillon or<text:s/><text:tab/><text:tab/><text:tab/>2 tablespoons all-purpose flour</text:p>
      <text:p text:style-name="Standard"><text:tab/>5 bouillon cubes<text:tab/><text:tab/><text:tab/><text:tab/>1/3 cup water</text:p>
      <text:p text:style-name="Standard">2 cups Bisquick baking mix<text:tab/><text:tab/><text:tab/><text:tab/>3 tablespoons yellow cornmeal</text:p>
      <text:p text:style-name="Standard">2/3 cup milk</text:p>
      <text:p text:style-name="Standard"/>
      <text:p text:style-name="Standard">Heat oven to 375º. <text:s/>Cook and stir beef, onion<text:s/>and garlic in 10" skillet until beef is brown; drain. <text:s/>Stir in tomatoes, sauce, and chilies ad bouillon. <text:s/>Cook until bouillon is dissolved. <text:s/>Mix flour and water; stir into beef mixture. <text:s/>Heat to boiling, stirring constantly. <text:s/>Boil and stir 1 minute. <text:s/>Pour<text:s/>into 13x9x2” baking dish.</text:p>
      <text:p text:style-name="Standard">Mix baking mix, 2 tablespoons of the cornmeal and the milk until soft dough forms; beat vigorously until stiff, 30 seconds. <text:s/>Drop by tablespoonful onto beef mixture; sprinkle with remaining cornmeal. <text:s/>Bake uncovered until biscuits<text:s/>are golden brown, about 20 minutes. <text:s/>6-8 servings.</text:p>
      <text:p text:style-name="Standard"/>
      <text:p text:style-name="P51"/>
      <text:p text:style-name="P52"/>
      <text:p text:style-name="P53"/>
      <text:p text:style-name="P54">Farmer’s Style Brown ‘N Serve</text:p>
      <text:p text:style-name="Standard"/>
      <text:p text:style-name="Standard">8 ounce package Brown ‘N Serve Sausage Links<text:tab/>3-4 tablespoons butter</text:p>
      <text:p text:style-name="Standard">3 cups frozen hash brown potatoes<text:tab/><text:tab/><text:tab/>1 ¼ cups shredded sharp Cheddar cheese</text:p>
      <text:p text:style-name="Standard">5 eggs<text:tab/><text:tab/><text:tab/><text:tab/><text:tab/><text:tab/><text:tab/>Chopped<text:s/>parsley</text:p>
      <text:p text:style-name="Standard"/>
      <text:p text:style-name="Standard">Brown sausage in a 9” skillet; remove and set aside. <text:s/>Melt butter and cook potatoes until barely tender and lightly browned. <text:s/>Pat down flat in pan. <text:s/>Arrange sausage in spoke-fashion in the pan, leaving 5 spaces for cheese and eggs. <text:s/>Sprinkle cheese on potatoes. <text:s/>Carefully crack eggs on top of cheese. <text:s/>Cover and cook over medium-low heat until eggs are set or done to individual’s liking. <text:s/>Garnish with parsley, if desired. <text:s/>Serve for breakfast, brunch, lunch or dinner.</text:p>
      <text:p text:style-name="Standard"/>
      <text:p text:style-name="P55"/>
      <text:p text:style-name="P56"/>
      <text:p text:style-name="P57">Goulash</text:p>
      <text:p text:style-name="Standard"/>
      <text:p text:style-name="Standard">1 lb. ground beef<text:tab/><text:tab/><text:tab/><text:tab/><text:tab/>1 (28-oz.) can undrained tomatoes</text:p>
      <text:p text:style-name="Standard">1 cup diced celery<text:tab/><text:tab/><text:tab/><text:tab/><text:tab/>½ cup diced green pepper</text:p>
      <text:p text:style-name="Standard">2 teaspoons salt<text:tab/><text:tab/><text:tab/><text:tab/><text:tab/>1/8 teaspoon pepper</text:p>
      <text:p text:style-name="Standard">¼ teaspoon celery salt<text:tab/><text:tab/><text:tab/><text:tab/>1 teaspoon Worcestershire sauce</text:p>
      <text:p text:style-name="Standard">8 oz. elbow macaroni<text:tab/><text:tab/><text:tab/><text:tab/><text:tab/>Grated cheddar cheese</text:p>
      <text:p text:style-name="Standard"/>
      <text:p text:style-name="Standard">Brown beef and drain. <text:s/>Cook macaroni. Add all ingredients together except cheese. Put in 3-qt. casserole. <text:s/>Bake at 350<text:span text:style-name="T58">°</text:span><text:s/>for 30 minutes. <text:s/>Cover with cheese; let melt before serving. <text:s/>Serves 10.</text:p>
      <text:p text:style-name="Standard"/>
      <text:p text:style-name="P59">Corn Casserole</text:p>
      <text:p text:style-name="P60">Avis Culver</text:p>
      <text:p text:style-name="Standard"/>
      <text:p text:style-name="Standard">1 package Mr. Quigg’s Yellow Rice<text:tab/><text:tab/><text:tab/>1 can Mexicorn, drained</text:p>
      <text:p text:style-name="Standard">1 can cream of celery soup<text:tab/><text:tab/><text:tab/><text:tab/>1 stick butter</text:p>
      <text:p text:style-name="Standard">Grated cheddar cheese</text:p>
      <text:p text:style-name="Standard"/>
      <text:p text:style-name="Standard">Cook yellow rice by directions on package. <text:s/>Add butter, soup and corn. <text:s/>Mix and put in casserole. <text:s/>Top with cheese. Bake at 350<text:span text:style-name="T61">°</text:span><text:s/>for 20-30 minutes.</text:p>
      <text:p text:style-name="P62"/>
      <text:p text:style-name="P63">Red Beans and Sausage</text:p>
      <text:p text:style-name="Standard"/>
      <text:p text:style-name="Standard">1 lb. red<text:s/>beans, soaked overnight<text:tab/><text:tab/><text:tab/>1 onion, chopped<text:s/></text:p>
      <text:p text:style-name="Standard">2 stalks celery, chopped<text:tab/><text:tab/><text:tab/><text:tab/>1 clove garlic, minced</text:p>
      <text:p text:style-name="Standard">Cured ham, diced<text:tab/><text:tab/><text:tab/><text:tab/><text:tab/>1 (28-oz.) can whole tomatoes, mashed</text:p>
      <text:p text:style-name="Standard">Crushed red peppers, to taste<text:tab/><text:tab/><text:tab/><text:tab/>1 teaspoon thyme</text:p>
      <text:p text:style-name="Standard">6-8 bay leaves<text:tab/><text:tab/><text:tab/><text:tab/><text:tab/><text:tab/>Smoked Link Sausage</text:p>
      <text:p text:style-name="Standard"/>
      <text:p text:style-name="Standard">Precook sausage to remove as much grease as possible; then slice in rounds. <text:s/>Put all ingredients in crock pot and cover with water. <text:s/>Cook until beans are tender or to desired doneness.</text:p>
      <text:p text:style-name="Standard"/>
      <text:p text:style-name="P64"><text:line-break/></text:p>
      <text:p text:style-name="P65">Mexican Casserole</text:p>
      <text:p text:style-name="P66">Fay Johnson</text:p>
      <text:p text:style-name="P67"/>
      <text:p text:style-name="Standard">1 lb. ground beef<text:tab/><text:tab/><text:tab/><text:tab/><text:tab/>2 small cans tomato sauce</text:p>
      <text:p text:style-name="Standard">2 small cans olives<text:tab/><text:tab/><text:tab/><text:tab/><text:tab/>2 small cans diced green chilies</text:p>
      <text:p text:style-name="Standard">3-4 cups Monterey Jack cheese, shredded<text:tab/><text:tab/>11 oz. bag taco chips, crushed</text:p>
      <text:p text:style-name="Standard">1 cup cheddar cheese<text:tab/><text:tab/><text:tab/><text:tab/><text:tab/>½ teaspoon garlic powder</text:p>
      <text:p text:style-name="Standard">1 pint sour cream<text:tab/><text:tab/><text:tab/><text:tab/><text:tab/>1 pint cottage cheese</text:p>
      <text:p text:style-name="Standard"/>
      <text:p text:style-name="Standard">Mix Monterey Jack cheese, sour cream and cottage cheese together; add drained diced chilies. <text:s/>Brown meat, drain; add garlic powder and tomato sauce. <text:s/>In long casserole, put layer of chips, then layer of meat, and then layer of cheese mixture. <text:s/>Make 2 layers of each. <text:s/>Top with a few chips<text:s/>and cheddar cheese. <text:s/>Bake at 350<text:span text:style-name="T68">°</text:span><text:s/>for 30 minutes.</text:p>
      <text:p text:style-name="P69"/>
      <text:p text:style-name="P70">Cabbage Casserole</text:p>
      <text:p text:style-name="P71"/>
      <text:p text:style-name="Standard">1 small head cabbage<text:tab/><text:tab/><text:tab/><text:tab/><text:tab/>2 medium onions</text:p>
      <text:p text:style-name="Standard">1 cup rice<text:tab/><text:tab/><text:tab/><text:tab/><text:tab/><text:tab/>1 lb. ground beef</text:p>
      <text:p text:style-name="Standard">1 med jar spaghetti sauce<text:tab/><text:tab/><text:tab/><text:tab/>2 cups grated cheese</text:p>
      <text:p text:style-name="Standard">Salt and pepper to taste<text:tab/><text:tab/><text:tab/><text:tab/>Garlic salt</text:p>
      <text:p text:style-name="Standard"/>
      <text:p text:style-name="Standard">Finely chop cabbage<text:s/>and onions. <text:s/>Layer in casserole. <text:s/>Brown dry rice in oven and spread over cabbage. <text:s/>Sauté beef, garlic salt, salt and pepper to taste. <text:s/>Spread over cabbage mixture. <text:s/>Pour spaghetti sauce over beef and cook 340<text:span text:style-name="T72">°</text:span><text:s/>for 1 hour. <text:s/>Spread cheese over it and let melt. <text:s/>Serves 6-8.</text:p>
      <text:p text:style-name="Standard"/>
      <text:p text:style-name="P73">Corn chowder with Chiles</text:p>
      <text:p text:style-name="P74"/>
      <text:p text:style-name="Standard">¼ lb. bacon slices or chorizo, chopped<text:tab/><text:tab/>1 cup chopped onion</text:p>
      <text:p text:style-name="Standard">½ cup chopped celery<text:tab/><text:tab/><text:tab/><text:tab/><text:tab/>¼ cup chopped celery leaves</text:p>
      <text:p text:style-name="Standard">1 (4-oz.) can diced green chilies, drained<text:tab/><text:tab/>Dash cumin</text:p>
      <text:p text:style-name="Standard">2 tablespoons flour<text:tab/><text:tab/><text:tab/><text:tab/><text:tab/>1 (16-oz.) can whole<text:s/>kernel corn<text:s/></text:p>
      <text:p text:style-name="Standard">3 cups milk<text:tab/><text:tab/><text:tab/><text:tab/><text:tab/><text:tab/>1/8 teaspoon black pepper</text:p>
      <text:p text:style-name="Standard">1 teaspoon salt<text:tab/><text:tab/><text:tab/><text:tab/><text:tab/>1 ½ cups shredded jack cheese</text:p>
      <text:p text:style-name="Standard">Avocado slices</text:p>
      <text:p text:style-name="Standard"/>
      <text:p text:style-name="Standard">Fry bacon in saucepan, then remove and drain on paper towels. <text:s/>Set aside. <text:s/>Pour off all but 3 tablespoons fat. <text:s/>Add onion, celery, celery leaves and chilies. Cook until vegetables are tender, about 8 minutes. <text:s/>Add cumin and flour and stir until blended. <text:s/>Add undrained corn, milk, salt and pepper. <text:s/>Cook and stir until soup comes to boil and is slightly thickened. <text:s/>Just before serving, stir in 1 cup cheese. <text:s/>Pour into soup bowls and sprinkle with remaining cheese and bacon. <text:s/>Garnish with avocado slices. <text:s/>Makes 4-6 servings.</text:p>
      <text:p text:style-name="Standard"/>
      <text:p text:style-name="P75"/>
      <text:p text:style-name="P76"/>
      <text:p text:style-name="P77"/>
      <text:p text:style-name="P78"/>
      <text:p text:style-name="P79"/>
      <text:p text:style-name="P80"/>
      <text:p text:style-name="P81">Garden Quiche</text:p>
      <text:p text:style-name="P82"/>
      <text:p text:style-name="Standard">1 cup Bisquick baking mix<text:tab/><text:tab/><text:tab/><text:tab/>¼ cup cold water</text:p>
      <text:p text:style-name="Standard">1 cup chopped fresh or frozen broccoli (frozen)<text:tab/>1<text:s/>cup shredded Swiss cheese (4-oz.)</text:p>
      <text:p text:style-name="Standard">½ can (3-oz.-size) French fried onions (1 cup)<text:tab/>4 eggs</text:p>
      <text:p text:style-name="Standard">2 cups whipping cream<text:tab/><text:tab/><text:tab/><text:tab/>¾ teaspoon salt</text:p>
      <text:p text:style-name="Standard">¼ teaspoon sugar<text:tab/><text:tab/><text:tab/><text:tab/><text:tab/>1/8 teaspoon cayenne pepper</text:p>
      <text:p text:style-name="Standard"/>
      <text:p text:style-name="Standard">Heat oven to 425<text:span text:style-name="T83">°</text:span>. <text:s/>Mix baking mix and water until soft dough forms; beat vigorously 20 strokes. <text:s/>Gently smooth dough into ball on floured cloth-covered board. <text:s/>Knead 5 times. <text:s/>Roll dough 2” larger than inverted 9”pie plate. <text:s/>Ease into plate; flute edge if desired. <text:s/>Sprinkle broccoli, cheese and onions in crust. <text:s/>Beat remaining ingredients with hand beater; pour over broccoli mixture. <text:s/>Bake 15 minutes.</text:p>
      <text:p text:style-name="Standard">Reduce oven temperature to 300<text:span text:style-name="T84">°</text:span>. <text:s/>Bake until knife inserted 1” from edge comes out clean, about 35 minutes. <text:s/>Let stand 10 minutes before cutting. <text:s/>Refrigerate any remaining quiche. <text:s/>6 servings.</text:p>
      <text:p text:style-name="P85"/>
      <text:p text:style-name="P86">Sausage, Eggs, Grits Casserole</text:p>
      <text:p text:style-name="P87"/>
      <text:p text:style-name="Standard">1 lb. hot bulk sausage<text:tab/><text:tab/><text:tab/><text:tab/><text:tab/>1 lb. mild bulk sausage</text:p>
      <text:p text:style-name="Standard">2 cups (8-oz.) shredded Cheddar cheese<text:tab/><text:tab/>2 cups cook grits</text:p>
      <text:p text:style-name="Standard">1 ¾ cups milk, heated<text:tab/><text:tab/><text:tab/><text:tab/><text:tab/>½ cup butter, melted<text:tab/></text:p>
      <text:p text:style-name="Standard">1 (8-oz.) package corn bread mix (Jiffy)<text:tab/><text:tab/>1 (6-oz.)<text:s/>roll garlic cheese, cut up</text:p>
      <text:p text:style-name="Standard">6 eggs, lightly beaten<text:tab/><text:tab/><text:tab/><text:tab/><text:tab/>1/8 teaspoon Worcestershire sauce</text:p>
      <text:p text:style-name="Standard">1/8 teaspoon Tabasco sauce</text:p>
      <text:p text:style-name="Standard"/>
      <text:p text:style-name="P88">Impossible Quiche</text:p>
      <text:p text:style-name="Standard"/>
      <text:p text:style-name="Standard">12 slices bacon, crispy fried and crumbled<text:tab/><text:tab/>1 cup shredded Swiss cheese (4-oz.)</text:p>
      <text:p text:style-name="Standard">1/3 cup fined chopped onion<text:tab/><text:tab/><text:tab/><text:tab/>2 cups milk</text:p>
      <text:p text:style-name="Standard">½ cup Bisquick baking mix<text:tab/><text:tab/><text:tab/><text:tab/>4 eggs</text:p>
      <text:p text:style-name="Standard">¼ teaspoon salt<text:tab/><text:tab/><text:tab/><text:tab/><text:tab/>1/8 teaspoon pepper</text:p>
      <text:p text:style-name="Standard"/>
      <text:p text:style-name="Standard">Heat oven to 350<text:span text:style-name="T89">°. <text:s/>Lightly grease 9or 10” pie plate. <text:s/>Sprinkle bacon, cheese and onion evenly over bottom of pie plate. Place remaining ingredients in blender container. <text:s/>Cover</text:span><text:span text:style-name="T90"><text:s/>and blend on high speed 1 minute. <text:s/>Pour into pie plate. <text:s/>Bake until golden brown and knife inserted in center comes out clean, 50-55 minutes. <text:s/>Let stand 5 minutes before cutting. <text:s/>Refrigerate any leftover quiche. 6 servings.</text:span></text:p>
      <text:p text:style-name="P91"/>
      <text:p text:style-name="P92">Impossible Ham ‘n Swiss Pie</text:p>
      <text:p text:style-name="P93"/>
      <text:p text:style-name="P94">2 cups cut-up fully cooked smoked ham<text:tab/><text:tab/>1 cup shredded Swiss cheese (4-oz.)</text:p>
      <text:p text:style-name="P95">1/3 cup chopped green onions or onion<text:tab/><text:tab/>4 eggs</text:p>
      <text:p text:style-name="P96">2 cups milk<text:tab/><text:tab/><text:tab/><text:tab/><text:tab/><text:tab/>1 cup Bisquick baking mix</text:p>
      <text:p text:style-name="P97">¼ teaspoon salt<text:tab/><text:tab/><text:tab/><text:tab/><text:tab/>1/8 teaspoon pepper</text:p>
      <text:p text:style-name="P98"/>
      <text:p text:style-name="Standard"><text:span text:style-name="T99">Heat oven to 400°. <text:s/>Grease pie plate, 10x1 ½ “. Spr</text:span><text:span text:style-name="T100">inkle ham, cheese and onions in plate. <text:s/>Beat remaining ingredients until smooth, 15 seconds in blender on high or 1 minute with hand beater. <text:s/>Pour into plate. <text:s/>Bake until golden brown and knife inserted in center comes out clean, 35-40 minutes. <text:s/>Cool 5 min</text:span><text:span text:style-name="T101">utes. <text:s/>6 servings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Side Dishes - Casseroles</text:p>
      </style:header>
      <style:footer>
        <text:p text:style-name="P3"><text:page-number text:fixed="false">10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 windham</meta:initial-creator>
    <dc:creator>Sam Windham</dc:creator>
    <meta:creation-date>2013-12-06T09:57:00Z</meta:creation-date>
    <dc:date>2015-08-22T00:04:00Z</dc:date>
    <meta:print-date>2013-12-26T23:53:00Z</meta:print-date>
    <meta:template xlink:href="Normal" xlink:type="simple"/>
    <meta:editing-cycles>16</meta:editing-cycles>
    <meta:editing-duration>PT7200S</meta:editing-duration>
    <meta:document-statistic meta:page-count="1" meta:paragraph-count="28" meta:word-count="2166" meta:character-count="14485" meta:row-count="102" meta:non-whitespace-character-count="12347"/>
  </office:meta>
</office:document-meta>
</file>